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106" officeooo:paragraph-rsid="00146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 Start</text:p>
      <text:p text:style-name="P1"/>
      <text:p text:style-name="P1">Astra Fire</text:p>
      <text:p text:style-name="P1"/>
      <text:p text:style-name="P1">Vice</text:p>
      <text:p text:style-name="P1">Level 2</text:p>
      <text:p text:style-name="P1">Water</text:p>
      <text:p text:style-name="P1">Soldier</text:p>
      <text:p text:style-name="P1"/>
      <text:p text:style-name="P1">Hp: 78</text:p>
      <text:p text:style-name="P1">mp: 9</text:p>
      <text:p text:style-name="P1">str: 35</text:p>
      <text:p text:style-name="P1">vit: 32</text:p>
      <text:p text:style-name="P1">int: 34</text:p>
      <text:p text:style-name="P1">Men: 32</text:p>
      <text:p text:style-name="P1">Agi: 29</text:p>
      <text:p text:style-name="P1">Dex: 34</text:p>
      <text:p text:style-name="P1">Luk: 55</text:p>
      <text:p text:style-name="P1">Move: 5</text:p>
      <text:p text:style-name="P1"/>
      <text:p text:style-name="P1">Kachua</text:p>
      <text:p text:style-name="P1">Level 2</text:p>
      <text:p text:style-name="P1">Earth</text:p>
      <text:p text:style-name="P1">High Priest</text:p>
      <text:p text:style-name="P1"/>
      <text:p text:style-name="P1">hp: 76</text:p>
      <text:p text:style-name="P1">mp: 28</text:p>
      <text:p text:style-name="P1">str: 34</text:p>
      <text:p text:style-name="P1">vit: 32</text:p>
      <text:p text:style-name="P1">int: 26</text:p>
      <text:p text:style-name="P1">men: 27</text:p>
      <text:p text:style-name="P1">agi: 20</text:p>
      <text:p text:style-name="P1">dex: 39</text:p>
      <text:p text:style-name="P1">luk: 49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08:22:11.511096526</meta:creation-date>
    <dc:date>2026-02-25T08:25:21.166720572</dc:date>
    <meta:editing-duration>PT3M10S</meta:editing-duration>
    <meta:editing-cycles>1</meta:editing-cycles>
    <meta:document-statistic meta:table-count="0" meta:image-count="0" meta:object-count="0" meta:page-count="1" meta:paragraph-count="29" meta:word-count="54" meta:character-count="205" meta:non-whitespace-character-count="180"/>
    <meta:generator>LibreOffice/24.2.7.2$Linux_X86_64 LibreOffice_project/420$Build-2</meta:generator>
  </office:meta>
</office:document-meta>
</file>